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47cm"/>
    </style:style>
    <style:style style:name="co2" style:family="table-column">
      <style:table-column-properties fo:break-before="auto" style:column-width="8.587cm"/>
    </style:style>
    <style:style style:name="co3" style:family="table-column">
      <style:table-column-properties fo:break-before="auto" style:column-width="9.73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2.914cm"/>
    </style:style>
    <style:style style:name="co6" style:family="table-column">
      <style:table-column-properties fo:break-before="auto" style:column-width="3.29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3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74pt solid #000000" fo:border-right="0.74pt solid #000000" fo:border-top="none"/>
    </style:style>
    <style:style style:name="ce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7" style:family="table-cell" style:parent-style-name="Default" style:data-style-name="N3">
      <style:table-cell-properties fo:border="0.74pt solid #000000"/>
      <style:text-properties fo:font-weight="bold" style:font-weight-asian="bold" style:font-weight-complex="bold"/>
    </style:style>
    <style:style style:name="ce8" style:family="table-cell" style:parent-style-name="Default" style:data-style-name="N3"/>
    <style:style style:name="ce9" style:family="table-cell" style:parent-style-name="Default" style:data-style-name="N3">
      <style:table-cell-properties fo:wrap-option="wrap" fo:border="0.74pt solid #000000"/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fo:border-bottom="none" fo:border-left="0.74pt solid #000000" fo:border-right="0.74pt solid #000000" fo:border-top="none"/>
    </style:style>
    <style:style style:name="ce11" style:family="table-cell" style:parent-style-name="Default" style:data-style-name="N3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C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row table:style-name="ro1">
          <table:table-cell table:style-name="ce1" office:value-type="string" calcext:value-type="string">
            <text:p>Source : INSEE <text:s/>Flores 2018</text:p>
          </table:table-cell>
          <table:table-cell table:number-columns-repeated="2"/>
          <table:table-cell table:style-name="ce8" table:number-columns-repeated="2"/>
          <table:table-cell/>
        </table:table-row>
        <table:table-row table:style-name="ro1">
          <table:table-cell table:style-name="ce2"/>
          <table:table-cell table:number-columns-repeated="2"/>
          <table:table-cell table:style-name="ce8" table:number-columns-repeated="2"/>
          <table:table-cell/>
        </table:table-row>
        <table:table-row table:style-name="ro1">
          <table:table-cell table:style-name="ce2" office:value-type="string" calcext:value-type="string">
            <text:p>Zone géographique : France entière (y compris DOM)</text:p>
          </table:table-cell>
          <table:table-cell table:number-columns-repeated="2"/>
          <table:table-cell table:style-name="ce8" table:number-columns-repeated="2"/>
          <table:table-cell/>
        </table:table-row>
        <table:table-row table:style-name="ro1">
          <table:table-cell table:style-name="ce2" office:value-type="string" calcext:value-type="string">
            <text:p>Champ : postes non annexes</text:p>
          </table:table-cell>
          <table:table-cell table:number-columns-repeated="2"/>
          <table:table-cell table:style-name="ce8" table:number-columns-repeated="2"/>
          <table:table-cell/>
        </table:table-row>
        <table:table-row table:style-name="ro1">
          <table:table-cell table:style-name="ce2" office:value-type="string" calcext:value-type="string">
            <text:p>Croisé par : Régions X Typologie Mutuelles X Typologie Mutuelles détaillée X Sexe X Type d’emploi</text:p>
          </table:table-cell>
          <table:table-cell table:number-columns-repeated="2"/>
          <table:table-cell table:style-name="ce8" table:number-columns-repeated="2"/>
          <table:table-cell/>
        </table:table-row>
        <table:table-row table:style-name="ro2">
          <table:table-cell table:style-name="ce3"/>
          <table:table-cell table:number-columns-repeated="2"/>
          <table:table-cell table:style-name="ce8" table:number-columns-repeated="2"/>
          <table:table-cell/>
        </table:table-row>
        <table:table-row table:style-name="ro1">
          <table:table-cell table:style-name="ce2" office:value-type="string" calcext:value-type="string">
            <text:p>s : secret statistique</text:p>
          </table:table-cell>
          <table:table-cell table:number-columns-repeated="2"/>
          <table:table-cell table:style-name="ce8" table:number-columns-repeated="2"/>
          <table:table-cell/>
        </table:table-row>
        <table:table-row table:style-name="ro3">
          <table:table-cell table:style-name="ce4" office:value-type="string" calcext:value-type="string">
            <text:p>Région</text:p>
          </table:table-cell>
          <table:table-cell table:style-name="ce7" office:value-type="string" calcext:value-type="string">
            <text:p>Typologie Mutuelles</text:p>
          </table:table-cell>
          <table:table-cell table:style-name="ce7" office:value-type="string" calcext:value-type="string">
            <text:p>Typologie Mutuelles détaillée</text:p>
          </table:table-cell>
          <table:table-cell table:style-name="ce7" office:value-type="string" calcext:value-type="string">
            <text:p>Sexe</text:p>
          </table:table-cell>
          <table:table-cell table:style-name="ce7" office:value-type="string" calcext:value-type="string">
            <text:p>Type d’emploi</text:p>
          </table:table-cell>
          <table:table-cell table:style-name="ce9" office:value-type="string" calcext:value-type="string">
            <text:p>Nombre de poste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number-columns-repeated="4" table:style-name="ce5" office:value-type="string" calcext:value-type="string">
            <text:p>Ensemble</text:p>
          </table:table-cell>
          <table:table-cell table:style-name="ce10" office:value-type="float" office:value="132915" calcext:value-type="float">
            <text:p>132 915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539" calcext:value-type="float">
            <text:p>2 539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913" calcext:value-type="float">
            <text:p>913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29331" calcext:value-type="float">
            <text:p>129 331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132" calcext:value-type="float">
            <text:p>132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97635" calcext:value-type="float">
            <text:p>97 635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35280" calcext:value-type="float">
            <text:p>35 280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710" calcext:value-type="float">
            <text:p>1 710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578" calcext:value-type="float">
            <text:p>578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95250" calcext:value-type="float">
            <text:p>95 250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97" calcext:value-type="float">
            <text:p>97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829" calcext:value-type="float">
            <text:p>829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335" calcext:value-type="float">
            <text:p>335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34081" calcext:value-type="float">
            <text:p>34 081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35" calcext:value-type="float">
            <text:p>35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7023" calcext:value-type="float">
            <text:p>7 023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80750" calcext:value-type="float">
            <text:p>80 750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14291" calcext:value-type="float">
            <text:p>14 291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15" calcext:value-type="float">
            <text:p>115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6888" calcext:value-type="float">
            <text:p>6 888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557" calcext:value-type="float">
            <text:p>1 557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673" calcext:value-type="float">
            <text:p>673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78464" calcext:value-type="float">
            <text:p>78 464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56" calcext:value-type="float">
            <text:p>56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528" calcext:value-type="float">
            <text:p>528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3676" calcext:value-type="float">
            <text:p>13 676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5743" calcext:value-type="float">
            <text:p>5 743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280" calcext:value-type="float">
            <text:p>1 280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55767" calcext:value-type="float">
            <text:p>55 767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24983" calcext:value-type="float">
            <text:p>24 983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2223" calcext:value-type="float">
            <text:p>12 223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2068" calcext:value-type="float">
            <text:p>2 068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02" calcext:value-type="float">
            <text:p>102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5627" calcext:value-type="float">
            <text:p>5 627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3" calcext:value-type="float">
            <text:p>13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261" calcext:value-type="float">
            <text:p>1 261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999" calcext:value-type="float">
            <text:p>999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407" calcext:value-type="float">
            <text:p>407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54319" calcext:value-type="float">
            <text:p>54 319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42" calcext:value-type="float">
            <text:p>42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558" calcext:value-type="float">
            <text:p>558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266" calcext:value-type="float">
            <text:p>266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4145" calcext:value-type="float">
            <text:p>24 145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14" calcext:value-type="float">
            <text:p>14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336" calcext:value-type="float">
            <text:p>336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1813" calcext:value-type="float">
            <text:p>11 813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92" calcext:value-type="float">
            <text:p>192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863" calcext:value-type="float">
            <text:p>1 863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21314" calcext:value-type="float">
            <text:p>21 314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82820" calcext:value-type="float">
            <text:p>82 820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6891" calcext:value-type="float">
            <text:p>6 891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21890" calcext:value-type="float">
            <text:p>21 890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643" calcext:value-type="float">
            <text:p>643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0564" calcext:value-type="float">
            <text:p>20 564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596" calcext:value-type="float">
            <text:p>1 596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698" calcext:value-type="float">
            <text:p>698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80470" calcext:value-type="float">
            <text:p>80 470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56" calcext:value-type="float">
            <text:p>56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40" calcext:value-type="float">
            <text:p>140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6642" calcext:value-type="float">
            <text:p>6 642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60" calcext:value-type="float">
            <text:p>160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1655" calcext:value-type="float">
            <text:p>21 655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7966" calcext:value-type="float">
            <text:p>17 966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3348" calcext:value-type="float">
            <text:p>3 348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57173" calcext:value-type="float">
            <text:p>57 173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25647" calcext:value-type="float">
            <text:p>25 647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4677" calcext:value-type="float">
            <text:p>4 677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2214" calcext:value-type="float">
            <text:p>2 214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7819" calcext:value-type="float">
            <text:p>17 819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4071" calcext:value-type="float">
            <text:p>4 071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438" calcext:value-type="float">
            <text:p>438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7440" calcext:value-type="float">
            <text:p>17 440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05" calcext:value-type="float">
            <text:p>205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3124" calcext:value-type="float">
            <text:p>3 124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026" calcext:value-type="float">
            <text:p>1 026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423" calcext:value-type="float">
            <text:p>423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55682" calcext:value-type="float">
            <text:p>55 682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42" calcext:value-type="float">
            <text:p>42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570" calcext:value-type="float">
            <text:p>570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275" calcext:value-type="float">
            <text:p>275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4788" calcext:value-type="float">
            <text:p>24 788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14" calcext:value-type="float">
            <text:p>14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499" calcext:value-type="float">
            <text:p>4 499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143" calcext:value-type="float">
            <text:p>2 143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7629" calcext:value-type="float">
            <text:p>17 629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026" calcext:value-type="float">
            <text:p>4 026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7023" calcext:value-type="float">
            <text:p>7 023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14291" calcext:value-type="float">
            <text:p>14 291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80750" calcext:value-type="float">
            <text:p>80 750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15" calcext:value-type="float">
            <text:p>115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6888" calcext:value-type="float">
            <text:p>6 888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528" calcext:value-type="float">
            <text:p>528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3676" calcext:value-type="float">
            <text:p>13 676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557" calcext:value-type="float">
            <text:p>1 557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673" calcext:value-type="float">
            <text:p>673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78464" calcext:value-type="float">
            <text:p>78 464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56" calcext:value-type="float">
            <text:p>56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5743" calcext:value-type="float">
            <text:p>5 743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280" calcext:value-type="float">
            <text:p>1 280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2223" calcext:value-type="float">
            <text:p>12 223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2068" calcext:value-type="float">
            <text:p>2 068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55767" calcext:value-type="float">
            <text:p>55 767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24983" calcext:value-type="float">
            <text:p>24 983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02" calcext:value-type="float">
            <text:p>102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5627" calcext:value-type="float">
            <text:p>5 627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3" calcext:value-type="float">
            <text:p>13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261" calcext:value-type="float">
            <text:p>1 261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336" calcext:value-type="float">
            <text:p>336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1813" calcext:value-type="float">
            <text:p>11 813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92" calcext:value-type="float">
            <text:p>192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863" calcext:value-type="float">
            <text:p>1 863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999" calcext:value-type="float">
            <text:p>999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407" calcext:value-type="float">
            <text:p>407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54319" calcext:value-type="float">
            <text:p>54 319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42" calcext:value-type="float">
            <text:p>42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558" calcext:value-type="float">
            <text:p>558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266" calcext:value-type="float">
            <text:p>266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4145" calcext:value-type="float">
            <text:p>24 145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14" calcext:value-type="float">
            <text:p>14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number-columns-repeated="4" table:style-name="ce5" office:value-type="string" calcext:value-type="string">
            <text:p>Ensemble</text:p>
          </table:table-cell>
          <table:table-cell table:style-name="ce10" office:value-type="float" office:value="18619" calcext:value-type="float">
            <text:p>18 619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number-columns-repeated="4" table:style-name="ce5" office:value-type="string" calcext:value-type="string">
            <text:p>Ensemble</text:p>
          </table:table-cell>
          <table:table-cell table:style-name="ce10" office:value-type="float" office:value="8123" calcext:value-type="float">
            <text:p>8 123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number-columns-repeated="4" table:style-name="ce5" office:value-type="string" calcext:value-type="string">
            <text:p>Ensemble</text:p>
          </table:table-cell>
          <table:table-cell table:style-name="ce10" office:value-type="float" office:value="8501" calcext:value-type="float">
            <text:p>8 501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number-columns-repeated="4" table:style-name="ce5" office:value-type="string" calcext:value-type="string">
            <text:p>Ensemble</text:p>
          </table:table-cell>
          <table:table-cell table:style-name="ce10" office:value-type="float" office:value="6540" calcext:value-type="float">
            <text:p>6 540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number-columns-repeated="4" table:style-name="ce5" office:value-type="string" calcext:value-type="string">
            <text:p>Ensemble</text:p>
          </table:table-cell>
          <table:table-cell table:style-name="ce10" office:value-type="float" office:value="564" calcext:value-type="float">
            <text:p>564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number-columns-repeated="4" table:style-name="ce5" office:value-type="string" calcext:value-type="string">
            <text:p>Ensemble</text:p>
          </table:table-cell>
          <table:table-cell table:style-name="ce10" office:value-type="float" office:value="6867" calcext:value-type="float">
            <text:p>6 867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number-columns-repeated="4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number-columns-repeated="4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number-columns-repeated="4" table:style-name="ce5" office:value-type="string" calcext:value-type="string">
            <text:p>Ensemble</text:p>
          </table:table-cell>
          <table:table-cell table:style-name="ce10" office:value-type="float" office:value="5862" calcext:value-type="float">
            <text:p>5 862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number-columns-repeated="4" table:style-name="ce5" office:value-type="string" calcext:value-type="string">
            <text:p>Ensemble</text:p>
          </table:table-cell>
          <table:table-cell table:style-name="ce10" office:value-type="float" office:value="23373" calcext:value-type="float">
            <text:p>23 373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number-columns-repeated="4" table:style-name="ce5" office:value-type="string" calcext:value-type="string">
            <text:p>Ensemble</text:p>
          </table:table-cell>
          <table:table-cell table:style-name="ce10" office:value-type="float" office:value="687" calcext:value-type="float">
            <text:p>687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number-columns-repeated="4" table:style-name="ce5" office:value-type="string" calcext:value-type="string">
            <text:p>Ensemble</text:p>
          </table:table-cell>
          <table:table-cell table:style-name="ce10" office:value-type="float" office:value="505" calcext:value-type="float">
            <text:p>505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number-columns-repeated="4" table:style-name="ce5" office:value-type="string" calcext:value-type="string">
            <text:p>Ensemble</text:p>
          </table:table-cell>
          <table:table-cell table:style-name="ce10" office:value-type="float" office:value="5898" calcext:value-type="float">
            <text:p>5 898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number-columns-repeated="4" table:style-name="ce5" office:value-type="string" calcext:value-type="string">
            <text:p>Ensemble</text:p>
          </table:table-cell>
          <table:table-cell table:style-name="ce10" office:value-type="float" office:value="17805" calcext:value-type="float">
            <text:p>17 805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number-columns-repeated="4" table:style-name="ce5" office:value-type="string" calcext:value-type="string">
            <text:p>Ensemble</text:p>
          </table:table-cell>
          <table:table-cell table:style-name="ce10" office:value-type="float" office:value="12809" calcext:value-type="float">
            <text:p>12 809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number-columns-repeated="4" table:style-name="ce5" office:value-type="string" calcext:value-type="string">
            <text:p>Ensemble</text:p>
          </table:table-cell>
          <table:table-cell table:style-name="ce10" office:value-type="float" office:value="8734" calcext:value-type="float">
            <text:p>8 734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number-columns-repeated="4" table:style-name="ce5" office:value-type="string" calcext:value-type="string">
            <text:p>Ensemble</text:p>
          </table:table-cell>
          <table:table-cell table:style-name="ce10" office:value-type="float" office:value="7698" calcext:value-type="float">
            <text:p>7 698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356" calcext:value-type="float">
            <text:p>356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87" calcext:value-type="float">
            <text:p>87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8152" calcext:value-type="float">
            <text:p>18 152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24" calcext:value-type="float">
            <text:p>24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58" calcext:value-type="float">
            <text:p>158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47" calcext:value-type="float">
            <text:p>47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7905" calcext:value-type="float">
            <text:p>7 905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13" calcext:value-type="float">
            <text:p>13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62" calcext:value-type="float">
            <text:p>162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23" calcext:value-type="float">
            <text:p>23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8310" calcext:value-type="float">
            <text:p>8 310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6" calcext:value-type="float">
            <text:p>6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09" calcext:value-type="float">
            <text:p>109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6354" calcext:value-type="float">
            <text:p>6 354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558" calcext:value-type="float">
            <text:p>558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99" calcext:value-type="float">
            <text:p>99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6711" calcext:value-type="float">
            <text:p>6 711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79" calcext:value-type="float">
            <text:p>79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5747" calcext:value-type="float">
            <text:p>5 747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450" calcext:value-type="float">
            <text:p>450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246" calcext:value-type="float">
            <text:p>246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2633" calcext:value-type="float">
            <text:p>22 633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44" calcext:value-type="float">
            <text:p>44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6" calcext:value-type="float">
            <text:p>16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664" calcext:value-type="float">
            <text:p>664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1" calcext:value-type="float">
            <text:p>11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94" calcext:value-type="float">
            <text:p>494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09" calcext:value-type="float">
            <text:p>109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5760" calcext:value-type="float">
            <text:p>5 760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359" calcext:value-type="float">
            <text:p>359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140" calcext:value-type="float">
            <text:p>140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7286" calcext:value-type="float">
            <text:p>17 286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20" calcext:value-type="float">
            <text:p>20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21" calcext:value-type="float">
            <text:p>221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97" calcext:value-type="float">
            <text:p>97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2484" calcext:value-type="float">
            <text:p>12 484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7" calcext:value-type="float">
            <text:p>7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35" calcext:value-type="float">
            <text:p>235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56" calcext:value-type="float">
            <text:p>56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8443" calcext:value-type="float">
            <text:p>8 443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70" calcext:value-type="float">
            <text:p>170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7505" calcext:value-type="float">
            <text:p>7 505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4487" calcext:value-type="float">
            <text:p>14 487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4132" calcext:value-type="float">
            <text:p>4 132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6158" calcext:value-type="float">
            <text:p>6 158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965" calcext:value-type="float">
            <text:p>1 965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6594" calcext:value-type="float">
            <text:p>6 594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907" calcext:value-type="float">
            <text:p>1 907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4830" calcext:value-type="float">
            <text:p>4 830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710" calcext:value-type="float">
            <text:p>1 710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433" calcext:value-type="float">
            <text:p>433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31" calcext:value-type="float">
            <text:p>131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5067" calcext:value-type="float">
            <text:p>5 067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800" calcext:value-type="float">
            <text:p>1 800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4207" calcext:value-type="float">
            <text:p>4 207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655" calcext:value-type="float">
            <text:p>1 655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5723" calcext:value-type="float">
            <text:p>15 723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7650" calcext:value-type="float">
            <text:p>7 650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458" calcext:value-type="float">
            <text:p>458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229" calcext:value-type="float">
            <text:p>229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361" calcext:value-type="float">
            <text:p>361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44" calcext:value-type="float">
            <text:p>144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4240" calcext:value-type="float">
            <text:p>4 240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658" calcext:value-type="float">
            <text:p>1 658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2501" calcext:value-type="float">
            <text:p>12 501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5304" calcext:value-type="float">
            <text:p>5 304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9734" calcext:value-type="float">
            <text:p>9 734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3075" calcext:value-type="float">
            <text:p>3 075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6850" calcext:value-type="float">
            <text:p>6 850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884" calcext:value-type="float">
            <text:p>1 884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5741" calcext:value-type="float">
            <text:p>5 741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957" calcext:value-type="float">
            <text:p>1 957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32" calcext:value-type="float">
            <text:p>232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4174" calcext:value-type="float">
            <text:p>14 174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24" calcext:value-type="float">
            <text:p>124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3978" calcext:value-type="float">
            <text:p>3 978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27" calcext:value-type="float">
            <text:p>127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5991" calcext:value-type="float">
            <text:p>5 991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31" calcext:value-type="float">
            <text:p>31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914" calcext:value-type="float">
            <text:p>1 914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36" calcext:value-type="float">
            <text:p>136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6441" calcext:value-type="float">
            <text:p>6 441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6" calcext:value-type="float">
            <text:p>26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869" calcext:value-type="float">
            <text:p>1 869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702" calcext:value-type="float">
            <text:p>4 702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652" calcext:value-type="float">
            <text:p>1 652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62" calcext:value-type="float">
            <text:p>62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967" calcext:value-type="float">
            <text:p>4 967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37" calcext:value-type="float">
            <text:p>37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744" calcext:value-type="float">
            <text:p>1 744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23" calcext:value-type="float">
            <text:p>223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136" calcext:value-type="float">
            <text:p>4 136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611" calcext:value-type="float">
            <text:p>1 611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73" calcext:value-type="float">
            <text:p>273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149" calcext:value-type="float">
            <text:p>149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5273" calcext:value-type="float">
            <text:p>15 273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28" calcext:value-type="float">
            <text:p>28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77" calcext:value-type="float">
            <text:p>177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97" calcext:value-type="float">
            <text:p>97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7360" calcext:value-type="float">
            <text:p>7 360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16" calcext:value-type="float">
            <text:p>16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1" calcext:value-type="float">
            <text:p>11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44" calcext:value-type="float">
            <text:p>444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5" calcext:value-type="float">
            <text:p>5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20" calcext:value-type="float">
            <text:p>220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67" calcext:value-type="float">
            <text:p>67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157" calcext:value-type="float">
            <text:p>4 157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42" calcext:value-type="float">
            <text:p>42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603" calcext:value-type="float">
            <text:p>1 603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54" calcext:value-type="float">
            <text:p>254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87" calcext:value-type="float">
            <text:p>87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2145" calcext:value-type="float">
            <text:p>12 145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15" calcext:value-type="float">
            <text:p>15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05" calcext:value-type="float">
            <text:p>105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53" calcext:value-type="float">
            <text:p>53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5141" calcext:value-type="float">
            <text:p>5 141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5" calcext:value-type="float">
            <text:p>5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72" calcext:value-type="float">
            <text:p>172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9490" calcext:value-type="float">
            <text:p>9 490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49" calcext:value-type="float">
            <text:p>49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994" calcext:value-type="float">
            <text:p>2 994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10" calcext:value-type="float">
            <text:p>110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36" calcext:value-type="float">
            <text:p>36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6704" calcext:value-type="float">
            <text:p>6 704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25" calcext:value-type="float">
            <text:p>125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20" calcext:value-type="float">
            <text:p>20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739" calcext:value-type="float">
            <text:p>1 739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5598" calcext:value-type="float">
            <text:p>5 598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907" calcext:value-type="float">
            <text:p>1 907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1245" calcext:value-type="float">
            <text:p>1 245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462" calcext:value-type="float">
            <text:p>462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9362" calcext:value-type="float">
            <text:p>9 362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3208" calcext:value-type="float">
            <text:p>3 208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1693" calcext:value-type="float">
            <text:p>1 693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27" calcext:value-type="float">
            <text:p>27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2539" calcext:value-type="float">
            <text:p>2 539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2002" calcext:value-type="float">
            <text:p>2 002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712" calcext:value-type="float">
            <text:p>712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97" calcext:value-type="float">
            <text:p>97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3880" calcext:value-type="float">
            <text:p>3 880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1384" calcext:value-type="float">
            <text:p>1 384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126" calcext:value-type="float">
            <text:p>126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765" calcext:value-type="float">
            <text:p>765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232" calcext:value-type="float">
            <text:p>232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36" calcext:value-type="float">
            <text:p>36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104" calcext:value-type="float">
            <text:p>104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5076" calcext:value-type="float">
            <text:p>5 076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248" calcext:value-type="float">
            <text:p>248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280" calcext:value-type="float">
            <text:p>280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22" calcext:value-type="float">
            <text:p>22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4818" calcext:value-type="float">
            <text:p>4 818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377" calcext:value-type="float">
            <text:p>377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15838" calcext:value-type="float">
            <text:p>15 838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1029" calcext:value-type="float">
            <text:p>1 029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505" calcext:value-type="float">
            <text:p>505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227" calcext:value-type="float">
            <text:p>227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4209" calcext:value-type="float">
            <text:p>4 209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604" calcext:value-type="float">
            <text:p>604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610" calcext:value-type="float">
            <text:p>610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47" calcext:value-type="float">
            <text:p>47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13483" calcext:value-type="float">
            <text:p>13 483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955" calcext:value-type="float">
            <text:p>955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506" calcext:value-type="float">
            <text:p>506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272" calcext:value-type="float">
            <text:p>272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6712" calcext:value-type="float">
            <text:p>6 712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1370" calcext:value-type="float">
            <text:p>1 370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916" calcext:value-type="float">
            <text:p>916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17" calcext:value-type="float">
            <text:p>17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3961" calcext:value-type="float">
            <text:p>3 961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1984" calcext:value-type="float">
            <text:p>1 984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452" calcext:value-type="float">
            <text:p>452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210" calcext:value-type="float">
            <text:p>210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4689" calcext:value-type="float">
            <text:p>4 689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416" calcext:value-type="float">
            <text:p>416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5" calcext:value-type="float">
            <text:p>5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239" calcext:value-type="float">
            <text:p>1 239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9" calcext:value-type="float">
            <text:p>9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56" calcext:value-type="float">
            <text:p>256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10" calcext:value-type="float">
            <text:p>10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44" calcext:value-type="float">
            <text:p>44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3139" calcext:value-type="float">
            <text:p>3 139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672" calcext:value-type="float">
            <text:p>1 672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926" calcext:value-type="float">
            <text:p>1 926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705" calcext:value-type="float">
            <text:p>705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18" calcext:value-type="float">
            <text:p>18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6" calcext:value-type="float">
            <text:p>6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326" calcext:value-type="float">
            <text:p>1 326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19" calcext:value-type="float">
            <text:p>119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740" calcext:value-type="float">
            <text:p>740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27" calcext:value-type="float">
            <text:p>227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00" calcext:value-type="float">
            <text:p>100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945" calcext:value-type="float">
            <text:p>4 945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76" calcext:value-type="float">
            <text:p>276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2" calcext:value-type="float">
            <text:p>22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59" calcext:value-type="float">
            <text:p>59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724" calcext:value-type="float">
            <text:p>4 724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368" calcext:value-type="float">
            <text:p>368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94" calcext:value-type="float">
            <text:p>294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214" calcext:value-type="float">
            <text:p>214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5318" calcext:value-type="float">
            <text:p>15 318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12" calcext:value-type="float">
            <text:p>12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904" calcext:value-type="float">
            <text:p>904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1" calcext:value-type="float">
            <text:p>11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94" calcext:value-type="float">
            <text:p>494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097" calcext:value-type="float">
            <text:p>4 097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591" calcext:value-type="float">
            <text:p>591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919" calcext:value-type="float">
            <text:p>919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47" calcext:value-type="float">
            <text:p>47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59" calcext:value-type="float">
            <text:p>459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62" calcext:value-type="float">
            <text:p>262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6568" calcext:value-type="float">
            <text:p>6 568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8" calcext:value-type="float">
            <text:p>28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7" calcext:value-type="float">
            <text:p>7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335" calcext:value-type="float">
            <text:p>1 335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911" calcext:value-type="float">
            <text:p>911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835" calcext:value-type="float">
            <text:p>1 835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40" calcext:value-type="float">
            <text:p>440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03" calcext:value-type="float">
            <text:p>203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562" calcext:value-type="float">
            <text:p>4 562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5" calcext:value-type="float">
            <text:p>15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01" calcext:value-type="float">
            <text:p>401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158" calcext:value-type="float">
            <text:p>1 158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87" calcext:value-type="float">
            <text:p>87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2793" calcext:value-type="float">
            <text:p>2 793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415" calcext:value-type="float">
            <text:p>415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268" calcext:value-type="float">
            <text:p>1 268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425" calcext:value-type="float">
            <text:p>425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702" calcext:value-type="float">
            <text:p>1 702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300" calcext:value-type="float">
            <text:p>300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75" calcext:value-type="float">
            <text:p>75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29" calcext:value-type="float">
            <text:p>29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3594" calcext:value-type="float">
            <text:p>3 594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482" calcext:value-type="float">
            <text:p>1 482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205" calcext:value-type="float">
            <text:p>205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72" calcext:value-type="float">
            <text:p>172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0083" calcext:value-type="float">
            <text:p>10 083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5755" calcext:value-type="float">
            <text:p>5 755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714" calcext:value-type="float">
            <text:p>714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315" calcext:value-type="float">
            <text:p>315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361" calcext:value-type="float">
            <text:p>361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44" calcext:value-type="float">
            <text:p>144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490" calcext:value-type="float">
            <text:p>490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6" calcext:value-type="float">
            <text:p>16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89" calcext:value-type="float">
            <text:p>189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83" calcext:value-type="float">
            <text:p>83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4716" calcext:value-type="float">
            <text:p>4 716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996" calcext:value-type="float">
            <text:p>1 996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213" calcext:value-type="float">
            <text:p>1 213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57" calcext:value-type="float">
            <text:p>157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37" calcext:value-type="float">
            <text:p>137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73" calcext:value-type="float">
            <text:p>73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3413" calcext:value-type="float">
            <text:p>3 413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276" calcext:value-type="float">
            <text:p>1 276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251" calcext:value-type="float">
            <text:p>1 251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21" calcext:value-type="float">
            <text:p>421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636" calcext:value-type="float">
            <text:p>1 636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90" calcext:value-type="float">
            <text:p>290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131" calcext:value-type="float">
            <text:p>131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9757" calcext:value-type="float">
            <text:p>9 757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83" calcext:value-type="float">
            <text:p>83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5561" calcext:value-type="float">
            <text:p>5 561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83" calcext:value-type="float">
            <text:p>183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79" calcext:value-type="float">
            <text:p>79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621" calcext:value-type="float">
            <text:p>4 621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947" calcext:value-type="float">
            <text:p>1 947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7" calcext:value-type="float">
            <text:p>7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4453" calcext:value-type="float">
            <text:p>4 453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9824" calcext:value-type="float">
            <text:p>9 824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852" calcext:value-type="float">
            <text:p>852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3490" calcext:value-type="float">
            <text:p>3 490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3695" calcext:value-type="float">
            <text:p>3 695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2566" calcext:value-type="float">
            <text:p>2 566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849" calcext:value-type="float">
            <text:p>849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1013" calcext:value-type="float">
            <text:p>1 013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2096" calcext:value-type="float">
            <text:p>2 096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3977" calcext:value-type="float">
            <text:p>3 977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652" calcext:value-type="float">
            <text:p>652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1776" calcext:value-type="float">
            <text:p>1 776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891" calcext:value-type="float">
            <text:p>891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4700" calcext:value-type="float">
            <text:p>4 700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308" calcext:value-type="float">
            <text:p>308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641" calcext:value-type="float">
            <text:p>641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232" calcext:value-type="float">
            <text:p>232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284" calcext:value-type="float">
            <text:p>284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5180" calcext:value-type="float">
            <text:p>5 180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385" calcext:value-type="float">
            <text:p>385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1018" calcext:value-type="float">
            <text:p>1 018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280" calcext:value-type="float">
            <text:p>280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231" calcext:value-type="float">
            <text:p>231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4840" calcext:value-type="float">
            <text:p>4 840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289" calcext:value-type="float">
            <text:p>289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502" calcext:value-type="float">
            <text:p>502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1406" calcext:value-type="float">
            <text:p>1 406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16405" calcext:value-type="float">
            <text:p>16 405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259" calcext:value-type="float">
            <text:p>259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5303" calcext:value-type="float">
            <text:p>5 303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505" calcext:value-type="float">
            <text:p>505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831" calcext:value-type="float">
            <text:p>831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4225" calcext:value-type="float">
            <text:p>4 225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1565" calcext:value-type="float">
            <text:p>1 565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13530" calcext:value-type="float">
            <text:p>13 530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863" calcext:value-type="float">
            <text:p>863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1847" calcext:value-type="float">
            <text:p>1 847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1876" calcext:value-type="float">
            <text:p>1 876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6984" calcext:value-type="float">
            <text:p>6 984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1096" calcext:value-type="float">
            <text:p>1 096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2853" calcext:value-type="float">
            <text:p>2 853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2900" calcext:value-type="float">
            <text:p>2 900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3978" calcext:value-type="float">
            <text:p>3 978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568" calcext:value-type="float">
            <text:p>568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1288" calcext:value-type="float">
            <text:p>1 288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868" calcext:value-type="float">
            <text:p>868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4899" calcext:value-type="float">
            <text:p>4 899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287" calcext:value-type="float">
            <text:p>287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3" table:style-name="ce5" office:value-type="string" calcext:value-type="string">
            <text:p>Ensemble</text:p>
          </table:table-cell>
          <table:table-cell table:style-name="ce10" office:value-type="float" office:value="1644" calcext:value-type="float">
            <text:p>1 644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49" calcext:value-type="float">
            <text:p>49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17" calcext:value-type="float">
            <text:p>17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378" calcext:value-type="float">
            <text:p>4 378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9" calcext:value-type="float">
            <text:p>9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65" calcext:value-type="float">
            <text:p>265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50" calcext:value-type="float">
            <text:p>50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9499" calcext:value-type="float">
            <text:p>9 499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10" calcext:value-type="float">
            <text:p>10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0" calcext:value-type="float">
            <text:p>20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817" calcext:value-type="float">
            <text:p>817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2" calcext:value-type="float">
            <text:p>22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3458" calcext:value-type="float">
            <text:p>3 458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74" calcext:value-type="float">
            <text:p>74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3598" calcext:value-type="float">
            <text:p>3 598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504" calcext:value-type="float">
            <text:p>2 504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811" calcext:value-type="float">
            <text:p>811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6" calcext:value-type="float">
            <text:p>16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992" calcext:value-type="float">
            <text:p>992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031" calcext:value-type="float">
            <text:p>2 031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77" calcext:value-type="float">
            <text:p>77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18" calcext:value-type="float">
            <text:p>18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3876" calcext:value-type="float">
            <text:p>3 876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6" calcext:value-type="float">
            <text:p>6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5" calcext:value-type="float">
            <text:p>25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859" calcext:value-type="float">
            <text:p>859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80" calcext:value-type="float">
            <text:p>80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562" calcext:value-type="float">
            <text:p>4 562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96" calcext:value-type="float">
            <text:p>296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637" calcext:value-type="float">
            <text:p>637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27" calcext:value-type="float">
            <text:p>227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77" calcext:value-type="float">
            <text:p>277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81" calcext:value-type="float">
            <text:p>81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5045" calcext:value-type="float">
            <text:p>5 045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379" calcext:value-type="float">
            <text:p>379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010" calcext:value-type="float">
            <text:p>1 010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76" calcext:value-type="float">
            <text:p>276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59" calcext:value-type="float">
            <text:p>59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746" calcext:value-type="float">
            <text:p>4 746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272" calcext:value-type="float">
            <text:p>1 272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99" calcext:value-type="float">
            <text:p>299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223" calcext:value-type="float">
            <text:p>223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5871" calcext:value-type="float">
            <text:p>15 871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12" calcext:value-type="float">
            <text:p>12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48" calcext:value-type="float">
            <text:p>248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5242" calcext:value-type="float">
            <text:p>5 242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1" calcext:value-type="float">
            <text:p>11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94" calcext:value-type="float">
            <text:p>494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821" calcext:value-type="float">
            <text:p>821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89" calcext:value-type="float">
            <text:p>89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112" calcext:value-type="float">
            <text:p>4 112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46" calcext:value-type="float">
            <text:p>46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510" calcext:value-type="float">
            <text:p>1 510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83" calcext:value-type="float">
            <text:p>283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3118" calcext:value-type="float">
            <text:p>13 118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836" calcext:value-type="float">
            <text:p>836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822" calcext:value-type="float">
            <text:p>1 822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75" calcext:value-type="float">
            <text:p>75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7" calcext:value-type="float">
            <text:p>7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794" calcext:value-type="float">
            <text:p>1 794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93" calcext:value-type="float">
            <text:p>93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61" calcext:value-type="float">
            <text:p>61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6830" calcext:value-type="float">
            <text:p>6 830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5" calcext:value-type="float">
            <text:p>25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047" calcext:value-type="float">
            <text:p>1 047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8" calcext:value-type="float">
            <text:p>28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813" calcext:value-type="float">
            <text:p>2 813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746" calcext:value-type="float">
            <text:p>2 746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3871" calcext:value-type="float">
            <text:p>3 871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13" calcext:value-type="float">
            <text:p>13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ON SOCIALE (QB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841" calcext:value-type="float">
            <text:p>841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13" calcext:value-type="float">
            <text:p>113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765" calcext:value-type="float">
            <text:p>4 765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SANTE HUMAINE (QA)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3951" calcext:value-type="float">
            <text:p>3 951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502" calcext:value-type="float">
            <text:p>502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7102" calcext:value-type="float">
            <text:p>7 102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2722" calcext:value-type="float">
            <text:p>2 722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588" calcext:value-type="float">
            <text:p>588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264" calcext:value-type="float">
            <text:p>264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2846" calcext:value-type="float">
            <text:p>2 846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644" calcext:value-type="float">
            <text:p>644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2970" calcext:value-type="float">
            <text:p>2 970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725" calcext:value-type="float">
            <text:p>725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876" calcext:value-type="float">
            <text:p>1 876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690" calcext:value-type="float">
            <text:p>690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445" calcext:value-type="float">
            <text:p>445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404" calcext:value-type="float">
            <text:p>404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867" calcext:value-type="float">
            <text:p>867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46" calcext:value-type="float">
            <text:p>146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734" calcext:value-type="float">
            <text:p>1 734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362" calcext:value-type="float">
            <text:p>362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2924" calcext:value-type="float">
            <text:p>2 924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053" calcext:value-type="float">
            <text:p>1 053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789" calcext:value-type="float">
            <text:p>789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02" calcext:value-type="float">
            <text:p>102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3306" calcext:value-type="float">
            <text:p>3 306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394" calcext:value-type="float">
            <text:p>1 394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207" calcext:value-type="float">
            <text:p>207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01" calcext:value-type="float">
            <text:p>101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528" calcext:value-type="float">
            <text:p>528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13" calcext:value-type="float">
            <text:p>113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254" calcext:value-type="float">
            <text:p>254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30" calcext:value-type="float">
            <text:p>30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3669" calcext:value-type="float">
            <text:p>3 669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511" calcext:value-type="float">
            <text:p>1 511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277" calcext:value-type="float">
            <text:p>277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08" calcext:value-type="float">
            <text:p>108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867" calcext:value-type="float">
            <text:p>867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51" calcext:value-type="float">
            <text:p>151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3403" calcext:value-type="float">
            <text:p>3 403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437" calcext:value-type="float">
            <text:p>1 437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919" calcext:value-type="float">
            <text:p>919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487" calcext:value-type="float">
            <text:p>487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0422" calcext:value-type="float">
            <text:p>10 422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5983" calcext:value-type="float">
            <text:p>5 983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81" calcext:value-type="float">
            <text:p>181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78" calcext:value-type="float">
            <text:p>78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4201" calcext:value-type="float">
            <text:p>4 201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102" calcext:value-type="float">
            <text:p>1 102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361" calcext:value-type="float">
            <text:p>361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44" calcext:value-type="float">
            <text:p>144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655" calcext:value-type="float">
            <text:p>655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76" calcext:value-type="float">
            <text:p>176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2916" calcext:value-type="float">
            <text:p>2 916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309" calcext:value-type="float">
            <text:p>1 309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419" calcext:value-type="float">
            <text:p>1 419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46" calcext:value-type="float">
            <text:p>146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8971" calcext:value-type="float">
            <text:p>8 971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4559" calcext:value-type="float">
            <text:p>4 559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616" calcext:value-type="float">
            <text:p>616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247" calcext:value-type="float">
            <text:p>247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495" calcext:value-type="float">
            <text:p>1 495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352" calcext:value-type="float">
            <text:p>352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703" calcext:value-type="float">
            <text:p>1 703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73" calcext:value-type="float">
            <text:p>173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4905" calcext:value-type="float">
            <text:p>4 905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2079" calcext:value-type="float">
            <text:p>2 079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805" calcext:value-type="float">
            <text:p>805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291" calcext:value-type="float">
            <text:p>291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2321" calcext:value-type="float">
            <text:p>2 321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532" calcext:value-type="float">
            <text:p>532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2419" calcext:value-type="float">
            <text:p>2 419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481" calcext:value-type="float">
            <text:p>481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2921" calcext:value-type="float">
            <text:p>2 921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057" calcext:value-type="float">
            <text:p>1 057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3550" calcext:value-type="float">
            <text:p>3 550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349" calcext:value-type="float">
            <text:p>1 349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38" calcext:value-type="float">
            <text:p>38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3890" calcext:value-type="float">
            <text:p>3 890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1" calcext:value-type="float">
            <text:p>11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88" calcext:value-type="float">
            <text:p>488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65" calcext:value-type="float">
            <text:p>165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6900" calcext:value-type="float">
            <text:p>6 900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00" calcext:value-type="float">
            <text:p>100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599" calcext:value-type="float">
            <text:p>2 599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563" calcext:value-type="float">
            <text:p>563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54" calcext:value-type="float">
            <text:p>254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821" calcext:value-type="float">
            <text:p>2 821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637" calcext:value-type="float">
            <text:p>637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65" calcext:value-type="float">
            <text:p>65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887" calcext:value-type="float">
            <text:p>2 887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9" calcext:value-type="float">
            <text:p>9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711" calcext:value-type="float">
            <text:p>711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836" calcext:value-type="float">
            <text:p>1 836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668" calcext:value-type="float">
            <text:p>668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677" calcext:value-type="float">
            <text:p>1 677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354" calcext:value-type="float">
            <text:p>354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847" calcext:value-type="float">
            <text:p>2 847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029" calcext:value-type="float">
            <text:p>1 029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3217" calcext:value-type="float">
            <text:p>3 217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345" calcext:value-type="float">
            <text:p>1 345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49" calcext:value-type="float">
            <text:p>49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3584" calcext:value-type="float">
            <text:p>3 584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32" calcext:value-type="float">
            <text:p>32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461" calcext:value-type="float">
            <text:p>1 461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3348" calcext:value-type="float">
            <text:p>3 348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398" calcext:value-type="float">
            <text:p>1 398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90" calcext:value-type="float">
            <text:p>190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0089" calcext:value-type="float">
            <text:p>10 089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09" calcext:value-type="float">
            <text:p>109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5782" calcext:value-type="float">
            <text:p>5 782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853" calcext:value-type="float">
            <text:p>2 853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259" calcext:value-type="float">
            <text:p>1 259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372" calcext:value-type="float">
            <text:p>1 372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38" calcext:value-type="float">
            <text:p>138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8708" calcext:value-type="float">
            <text:p>8 708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410" calcext:value-type="float">
            <text:p>4 410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592" calcext:value-type="float">
            <text:p>592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44" calcext:value-type="float">
            <text:p>244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473" calcext:value-type="float">
            <text:p>1 473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349" calcext:value-type="float">
            <text:p>349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68" calcext:value-type="float">
            <text:p>68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7" calcext:value-type="float">
            <text:p>7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628" calcext:value-type="float">
            <text:p>1 628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7" calcext:value-type="float">
            <text:p>7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66" calcext:value-type="float">
            <text:p>166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59" calcext:value-type="float">
            <text:p>59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42" calcext:value-type="float">
            <text:p>42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804" calcext:value-type="float">
            <text:p>4 804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34" calcext:value-type="float">
            <text:p>34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19" calcext:value-type="float">
            <text:p>19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026" calcext:value-type="float">
            <text:p>2 026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770" calcext:value-type="float">
            <text:p>770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77" calcext:value-type="float">
            <text:p>277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288" calcext:value-type="float">
            <text:p>2 288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525" calcext:value-type="float">
            <text:p>525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50" calcext:value-type="float">
            <text:p>50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861" calcext:value-type="float">
            <text:p>2 861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010" calcext:value-type="float">
            <text:p>1 010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3456" calcext:value-type="float">
            <text:p>3 456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309" calcext:value-type="float">
            <text:p>1 309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UTRES SECTEURS D ACTIVITE DES MUTUELL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SANTE HUMAINE (QA)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1245" calcext:value-type="float">
            <text:p>1 245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3208" calcext:value-type="float">
            <text:p>3 208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462" calcext:value-type="float">
            <text:p>462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9362" calcext:value-type="float">
            <text:p>9 362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1693" calcext:value-type="float">
            <text:p>1 693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2002" calcext:value-type="float">
            <text:p>2 002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27" calcext:value-type="float">
            <text:p>27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2539" calcext:value-type="float">
            <text:p>2 539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712" calcext:value-type="float">
            <text:p>712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1384" calcext:value-type="float">
            <text:p>1 384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97" calcext:value-type="float">
            <text:p>97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3880" calcext:value-type="float">
            <text:p>3 880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126" calcext:value-type="float">
            <text:p>126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765" calcext:value-type="float">
            <text:p>765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232" calcext:value-type="float">
            <text:p>232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36" calcext:value-type="float">
            <text:p>36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248" calcext:value-type="float">
            <text:p>248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104" calcext:value-type="float">
            <text:p>104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5076" calcext:value-type="float">
            <text:p>5 076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280" calcext:value-type="float">
            <text:p>280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22" calcext:value-type="float">
            <text:p>22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4818" calcext:value-type="float">
            <text:p>4 818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377" calcext:value-type="float">
            <text:p>377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1029" calcext:value-type="float">
            <text:p>1 029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15838" calcext:value-type="float">
            <text:p>15 838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505" calcext:value-type="float">
            <text:p>505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227" calcext:value-type="float">
            <text:p>227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604" calcext:value-type="float">
            <text:p>604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4209" calcext:value-type="float">
            <text:p>4 209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610" calcext:value-type="float">
            <text:p>610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955" calcext:value-type="float">
            <text:p>955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47" calcext:value-type="float">
            <text:p>47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13483" calcext:value-type="float">
            <text:p>13 483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506" calcext:value-type="float">
            <text:p>506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1370" calcext:value-type="float">
            <text:p>1 370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272" calcext:value-type="float">
            <text:p>272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6712" calcext:value-type="float">
            <text:p>6 712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916" calcext:value-type="float">
            <text:p>916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1984" calcext:value-type="float">
            <text:p>1 984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17" calcext:value-type="float">
            <text:p>17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3961" calcext:value-type="float">
            <text:p>3 961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452" calcext:value-type="float">
            <text:p>452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416" calcext:value-type="float">
            <text:p>416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210" calcext:value-type="float">
            <text:p>210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number-columns-repeated="2" table:style-name="ce5" office:value-type="string" calcext:value-type="string">
            <text:p>Ensemble</text:p>
          </table:table-cell>
          <table:table-cell table:style-name="ce10" office:value-type="float" office:value="4689" calcext:value-type="float">
            <text:p>4 689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5" calcext:value-type="float">
            <text:p>5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239" calcext:value-type="float">
            <text:p>1 239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44" calcext:value-type="float">
            <text:p>44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3139" calcext:value-type="float">
            <text:p>3 139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9" calcext:value-type="float">
            <text:p>9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56" calcext:value-type="float">
            <text:p>256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10" calcext:value-type="float">
            <text:p>10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672" calcext:value-type="float">
            <text:p>1 672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926" calcext:value-type="float">
            <text:p>1 926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705" calcext:value-type="float">
            <text:p>705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326" calcext:value-type="float">
            <text:p>1 326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18" calcext:value-type="float">
            <text:p>18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6" calcext:value-type="float">
            <text:p>6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19" calcext:value-type="float">
            <text:p>119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740" calcext:value-type="float">
            <text:p>740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27" calcext:value-type="float">
            <text:p>227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00" calcext:value-type="float">
            <text:p>100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945" calcext:value-type="float">
            <text:p>4 945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76" calcext:value-type="float">
            <text:p>276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2" calcext:value-type="float">
            <text:p>22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59" calcext:value-type="float">
            <text:p>59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724" calcext:value-type="float">
            <text:p>4 724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368" calcext:value-type="float">
            <text:p>368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904" calcext:value-type="float">
            <text:p>904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94" calcext:value-type="float">
            <text:p>294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214" calcext:value-type="float">
            <text:p>214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5318" calcext:value-type="float">
            <text:p>15 318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float" office:value="12" calcext:value-type="float">
            <text:p>12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1" calcext:value-type="float">
            <text:p>11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94" calcext:value-type="float">
            <text:p>494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097" calcext:value-type="float">
            <text:p>4 097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591" calcext:value-type="float">
            <text:p>591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919" calcext:value-type="float">
            <text:p>919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47" calcext:value-type="float">
            <text:p>47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59" calcext:value-type="float">
            <text:p>459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28" calcext:value-type="float">
            <text:p>28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7" calcext:value-type="float">
            <text:p>7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335" calcext:value-type="float">
            <text:p>1 335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62" calcext:value-type="float">
            <text:p>262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6568" calcext:value-type="float">
            <text:p>6 568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911" calcext:value-type="float">
            <text:p>911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835" calcext:value-type="float">
            <text:p>1 835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40" calcext:value-type="float">
            <text:p>440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float" office:value="15" calcext:value-type="float">
            <text:p>15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01" calcext:value-type="float">
            <text:p>401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03" calcext:value-type="float">
            <text:p>203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562" calcext:value-type="float">
            <text:p>4 562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158" calcext:value-type="float">
            <text:p>1 158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87" calcext:value-type="float">
            <text:p>87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2793" calcext:value-type="float">
            <text:p>2 793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415" calcext:value-type="float">
            <text:p>415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268" calcext:value-type="float">
            <text:p>1 268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425" calcext:value-type="float">
            <text:p>425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702" calcext:value-type="float">
            <text:p>1 702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300" calcext:value-type="float">
            <text:p>300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75" calcext:value-type="float">
            <text:p>75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29" calcext:value-type="float">
            <text:p>29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3594" calcext:value-type="float">
            <text:p>3 594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482" calcext:value-type="float">
            <text:p>1 482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205" calcext:value-type="float">
            <text:p>205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72" calcext:value-type="float">
            <text:p>172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714" calcext:value-type="float">
            <text:p>714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315" calcext:value-type="float">
            <text:p>315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0083" calcext:value-type="float">
            <text:p>10 083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5755" calcext:value-type="float">
            <text:p>5 755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361" calcext:value-type="float">
            <text:p>361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44" calcext:value-type="float">
            <text:p>144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490" calcext:value-type="float">
            <text:p>490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6" calcext:value-type="float">
            <text:p>16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213" calcext:value-type="float">
            <text:p>1 213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57" calcext:value-type="float">
            <text:p>157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89" calcext:value-type="float">
            <text:p>189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83" calcext:value-type="float">
            <text:p>83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4716" calcext:value-type="float">
            <text:p>4 716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996" calcext:value-type="float">
            <text:p>1 996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37" calcext:value-type="float">
            <text:p>137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73" calcext:value-type="float">
            <text:p>73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3413" calcext:value-type="float">
            <text:p>3 413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Ensemble</text:p>
          </table:table-cell>
          <table:table-cell table:style-name="ce10" office:value-type="float" office:value="1276" calcext:value-type="float">
            <text:p>1 276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251" calcext:value-type="float">
            <text:p>1 251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21" calcext:value-type="float">
            <text:p>421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636" calcext:value-type="float">
            <text:p>1 636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290" calcext:value-type="float">
            <text:p>290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131" calcext:value-type="float">
            <text:p>131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9757" calcext:value-type="float">
            <text:p>9 757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83" calcext:value-type="float">
            <text:p>83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5561" calcext:value-type="float">
            <text:p>5 561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s services financiers hors assurance et caiss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float" office:value="7" calcext:value-type="float">
            <text:p>7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83" calcext:value-type="float">
            <text:p>183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79" calcext:value-type="float">
            <text:p>79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4621" calcext:value-type="float">
            <text:p>4 621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float" office:value="1947" calcext:value-type="float">
            <text:p>1 947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Action sociale sans hebergement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ON SOCIALE (QB)</text:p>
          </table:table-cell>
          <table:table-cell table:style-name="ce5" office:value-type="string" calcext:value-type="string">
            <text:p>Hebergement medico-social et social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ctivites de services financiers et d 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Ordin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Stagiair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ide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CTIVITES FINANCIERES ET ASSURANCES (KZ)</text:p>
          </table:table-cell>
          <table:table-cell table:style-name="ce5" office:value-type="string" calcext:value-type="string">
            <text:p>Assurances</text:p>
          </table:table-cell>
          <table:table-cell table:style-name="ce5" office:value-type="string" calcext:value-type="string">
            <text:p>Hommes</text:p>
          </table:table-cell>
          <table:table-cell table:style-name="ce5" office:value-type="string" calcext:value-type="string">
            <text:p>Apprentis</text:p>
          </table:table-cell>
          <table:table-cell table:style-name="ce10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6" office:value-type="string" calcext:value-type="string">
            <text:p>Hommes</text:p>
          </table:table-cell>
          <table:table-cell table:style-name="ce6" office:value-type="string" calcext:value-type="string">
            <text:p>Ordinaires</text:p>
          </table:table-cell>
          <table:table-cell table:style-name="ce11" office:value-type="string" calcext:value-type="string">
            <text:p>s</text:p>
          </table:table-cell>
        </table:table-row>
        <table:table-row table:style-name="ro2" table:number-rows-repeated="1046147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8-12T19:32:24.971000000</dc:date>
    <dc:creator>Régis Arthaut</dc:creator>
    <meta:editing-duration>PT5M8S</meta:editing-duration>
    <meta:editing-cycles>1</meta:editing-cycles>
    <meta:document-statistic meta:table-count="1" meta:cell-count="14531" meta:object-count="0"/>
    <meta:generator>LibreOffice/6.4.7.2$Windows_X86_64 LibreOffice_project/639b8ac485750d5696d7590a72ef1b496725cfb5</meta:generator>
  </office:meta>
</office:document-meta>
</file>